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d7492" officeooo:paragraph-rsid="000d7492"/>
    </style:style>
    <style:style style:name="P2" style:family="paragraph" style:parent-style-name="Standard">
      <style:text-properties style:font-name="Liberation Mono" officeooo:rsid="000d7492" officeooo:paragraph-rsid="0012ebb4"/>
    </style:style>
    <style:style style:name="P3" style:family="paragraph" style:parent-style-name="Standard">
      <style:text-properties style:font-name="Liberation Mono" officeooo:rsid="000ebdfc" officeooo:paragraph-rsid="000eb007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d7492" officeooo:paragraph-rsid="000d7492" style:font-weight-asian="bold" style:font-weight-complex="bold"/>
    </style:style>
    <style:style style:name="P5" style:family="paragraph" style:parent-style-name="Standard">
      <style:text-properties style:font-name="Liberation Mono" officeooo:rsid="0012ebb4" officeooo:paragraph-rsid="0012ebb4"/>
    </style:style>
    <style:style style:name="P6" style:family="paragraph" style:parent-style-name="Standard">
      <style:text-properties style:font-name="Liberation Mono" officeooo:rsid="0014adf5" officeooo:paragraph-rsid="0014adf5"/>
    </style:style>
    <style:style style:name="T1" style:family="text">
      <style:text-properties officeooo:rsid="000eb007"/>
    </style:style>
    <style:style style:name="T2" style:family="text">
      <style:text-properties officeooo:rsid="0012ebb4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armup</text:p>
      <text:p text:style-name="P1">Binary…</text:p>
      <text:p text:style-name="P1">Count from 1 to 10 in binary.</text:p>
      <text:p text:style-name="P1">Convert 193 to binary.</text:p>
      <text:p text:style-name="P1">_ _ _ _ <text:s/>_ _ _ _ <text:line-break/><text:span text:style-name="T2">128 64 32 16 8 4 2 1</text:span></text:p>
      <text:p text:style-name="P5">193 – 128 = 65</text:p>
      <text:p text:style-name="P5">65 – 64 = 1 <text:s text:c="2"/>(no 32,16,8,4,2)</text:p>
      <text:p text:style-name="P5"/>
      <text:p text:style-name="P5">1 1 0 0 <text:s text:c="2"/>0 0 0 1</text:p>
      <text:p text:style-name="P1"/>
      <text:p text:style-name="P1"/>
      <text:p text:style-name="P2">What is -<text:span text:style-name="T1">1</text:span> in binary? </text:p>
      <text:p text:style-name="P2"/>
      <text:p text:style-name="P2"><text:s text:c="7"/>_ _ _ _ <text:s/>_ _ _ _ <text:s/></text:p>
      <text:p text:style-name="P6">sign bit (0 is positive , 1 is negative)</text:p>
      <text:p text:style-name="P6"/>
      <text:p text:style-name="P6">1100 0001 <text:s/>= -65</text:p>
      <text:p text:style-name="P6"/>
      <text:p text:style-name="P6">PROBLEMS...so far</text:p>
      <text:p text:style-name="P6">1000 0001 == <text:span text:style-name="T3">1 <text:s text:c="3"/></text:span></text:p>
      <text:p text:style-name="P6"><text:s text:c="7"/>+1</text:p>
      <text:p text:style-name="P6">1000 0010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08:52:29.406588904</meta:creation-date>
    <dc:date>2020-09-21T14:00:44.117295293</dc:date>
    <meta:editing-duration>PT4H6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82" meta:character-count="319" meta:non-whitespace-character-count="222"/>
  </office:meta>
</office:document-meta>
</file>